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RENDER A BLESSING TO THE LORD (134:1-2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RENDER A BLESSING TO THE LORD (134:1-2).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o? (134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en? (134:1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Where? (134:1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How? (134:2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PSALM 134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RENDER A BLESSING TO THE LORD (134:1-2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RECEIVE A BLESSING FROM THE LORD (134:3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4 </dc:title>
    <meta:initial-creator>David STRICKLAND</meta:initial-creator>
    <dc:creator>David STRICKLAND</dc:creator>
    <meta:creation-date>2020-02-23T23:21:13Z</meta:creation-date>
    <dc:date>2020-02-23T23:21:13Z</dc:date>
    <meta:template xlink:href="BibleStudy" xlink:type="simple"/>
    <meta:editing-cycles>1</meta:editing-cycles>
    <meta:editing-duration>PT0S</meta:editing-duration>
    <meta:document-statistic meta:paragraph-count="10" meta:word-count="64"/>
  </office:meta>
</office:document-meta>
</file>